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text-properties fo:font-size="20pt" fo:font-weight="bold" style:font-size-asian="17.5pt" style:font-weight-asian="bold" style:font-size-complex="20pt" style:font-weight-complex="bold"/>
    </style:style>
    <style:style style:name="P3" style:family="paragraph" style:parent-style-name="Standard">
      <style:text-properties fo:font-size="18pt" style:font-size-asian="15.75pt" style:font-size-complex="18pt"/>
    </style:style>
    <style:style style:name="P4" style:family="paragraph" style:parent-style-name="Standard">
      <style:text-properties fo:font-size="18pt" fo:font-weight="bold" style:font-size-asian="15.75pt" style:font-weight-asian="bold" style:font-size-complex="18pt" style:font-weight-complex="bold"/>
    </style:style>
    <style:style style:name="P5" style:family="paragraph" style:parent-style-name="Standard">
      <style:text-properties fo:font-size="18pt" fo:font-weight="normal" style:font-size-asian="15.75pt" style:font-weight-asian="normal" style:font-size-complex="18pt" style:font-weight-complex="normal"/>
    </style:style>
    <style:style style:name="T1"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Översikt</text:p>
      <text:p text:style-name="P1">Översättningen av det amerikanska frågeformuläret ESP</text:p>
      <text:p text:style-name="P1">-Evaluation of sensory processing</text:p>
      <text:p text:style-name="P1"/>
      <text:p text:style-name="P4">Steg 1</text:p>
      <text:p text:style-name="P3">Översättning enligt “forward back translation”</text:p>
      <text:p text:style-name="P3">Jag och Marie översätter ESP var för sig från Engelska till Svenska. Vi jämför sedan och kommer överens om de bästa alternativet. Vi <text:s/>lade även till kulturella frågor. Denna version översattes sedan tillbaka till engelska av en licencierad översättare.</text:p>
      <text:p text:style-name="P3"/>
      <text:p text:style-name="P3">Denna nya engelska version blev reviderad I Usa av en expertgrupp vid University of Southern California. </text:p>
      <text:p text:style-name="P3"/>
      <text:p text:style-name="P3">Här blev det ett visst tidsfördröjning då de hade svårt att få till denna grupp. </text:p>
      <text:p text:style-name="P3"/>
      <text:p text:style-name="P4">Steg 2</text:p>
      <text:p text:style-name="P5">När vi fick tillbaka versionen tog vi hänsyn till deras kommentarer och gjorde vissa ändringar. Dessa godkändes av den ansvarige amerikanska samarbetsgruppen.</text:p>
      <text:p text:style-name="P5">Denna svenska version använde vi för att använda till att intervjua två stycken expertgrupper (habiliteringsfolk med SI-utbildning).</text:p>
      <text:p text:style-name="P5">En <text:span text:style-name="T1">i</text:span> Stockholm och en <text:span text:style-name="T1">i </text:span>Göteborg. Dessa fick komma med åsikter kring kulturella skillnader och hur de uppfattade frågeformuläret.</text:p>
      <text:p text:style-name="P5"/>
      <text:p text:style-name="P5">Vi intervjuade även fem stycken <text:span text:style-name="T1">familjer i syfte</text:span> att höra hur de upplevde frågorna (non-expert panels)</text:p>
      <text:p text:style-name="P5"/>
      <text:p text:style-name="P5">Utifrån detta ändrades de kulturella tilläggen I viss mån som meddelades USA.</text:p>
      <text:p text:style-name="P5"/>
      <text:p text:style-name="P4"><text:soft-page-break/>STEG 3</text:p>
      <text:p text:style-name="P5">Eftersom steg 2 dragit ut på tiden så hade arbetet med utvecklandet av den amerikanska studien fortskridit och där hade de tagit bort en hel del frågor efter en studie som gjorts. Detta tog vi hänsyn till och också vi tog bort dessa frågor. Denna version har sedan används för att skickas ut till två grupper. Marie vände sig till föräldrar som har barn inom autism/aspergerspektrat. Undertecknad har skickat ut formulärat till familjer med normalutvecklade barn. Resultaten har sedan jämförts dels med en liknande amerikansk studie samt har vi jämfört de två svenska grupperna. Det tredje steget har vi utfört separat. Vi har godkännande från Etiska kommiten.</text:p>
      <text:p text:style-name="P5"/>
      <text:p text:style-name="P5">Undertecknad har också tittat på om SI-behandling har en positiv effekt på vardagsaktiviteter hos barn med ADHD genom en litteratursökning. (I evidenskursens regi, vt-10)</text:p>
      <text:p text:style-name="P5"/>
      <text:p text:style-name="P5"/>
      <text:p text:style-name="P5"/>
      <text:p text:style-name="P5">Behöver få en ny handledare</text:p>
      <text:p text:style-name="P5">Ska jag utforma detta som en artikel eller uppsats?</text:p>
      <text:p text:style-name="P5">Engelska eller svenska?</text:p>
      <text:p text:style-name="P5">Det är ju två delar: översättningen samt undersökningen, ska de ingå I samma uppsats eller kan man dela upp det?</text:p>
      <text:p text:style-name="P5"/>
      <text:p text:style-name="P5">Maries undersökning av den autistiska gruppen, kan jag referera till den eller presentera den på något vis (ok för hen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meta:initial-creator>
    <meta:creation-date>2010-09-19T15:31:55</meta:creation-date>
    <dc:date>2010-09-19T15:57:57</dc:date>
    <dc:creator>ellen </dc:creator>
    <meta:editing-duration>PT00H10M42S</meta:editing-duration>
    <meta:editing-cycles>2</meta:editing-cycles>
    <meta:generator>OpenOffice.org/3.1$Linux OpenOffice.org_project/310m19$Build-9420</meta:generator>
    <meta:document-statistic meta:table-count="0" meta:image-count="0" meta:object-count="0" meta:page-count="2" meta:paragraph-count="22" meta:word-count="368" meta:character-count="2359"/>
  </office:meta>
</office:document-meta>
</file>